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VOORWO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 op de tien (92%) werknemers in de EU digitale technologieën in hun werk, en 30% van de EU-werknemers gebruikte in datzelfde jaar AI-systemen. In 2024 gaf 42% van de EU-werknemers aan een tekort aan AI-vaardigheden te hebben, terwijl slechts 15% een AI-vaardigheidstraining had gevolgd.</text:p>
      <text:p text:style-name="Standard"/>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text:p text:style-name="P19">Net als de vorige edities kent DigComp 3.0 vijf competentiegebieden: (i) informatie zoeken, evalueren en beheren; (ii) communicatie en samenwerking; (iii) contentcreatie; (iv) veiligheid, welzijn en verantwoord gebruik, inclusief de milieu-impact van digitale technologieën;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rd"/>
      <text:p text:style-name="Standard" loext:marker-style-name="T4">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loext:marker-style-name="T4"><text:bookmark-start text:name="QUICK_GUIDE_TO_DIGCOMP_3.0"/><text:bookmark-start text:name="1._INTRODUCTION"/><text:bookmark-start text:name="_bookmark6"/><text:bookmark-start text:name="_bookmark5"/></text:p>
      <text:h text:style-name="P20" text:outline-level="1">INLEIDING</text:h>
      <text:h text:style-name="P9" text:outline-level="2">Het belang van digitale competentie</text:h>
      <text:p text:style-name="Standard">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Kinderen en jongeren</text:p>
          </table:table-cell>
          <table:table-cell table:style-name="Tabel2.A1" office:value-type="string">
            <text:p text:style-name="P24">Volwassenen in het algemeen</text:p>
          </table:table-cell>
          <table:table-cell table:style-name="Tabel2.A1" office:value-type="string">
            <text:p text:style-name="P24">Werkenden</text:p>
          </table:table-cell>
        </table:table-row>
        <table:table-row table:style-name="Tabel2.2">
          <table:table-cell table:style-name="Tabel2.A1" office:value-type="string">
            <text:p text:style-name="P24">43% van de leerlingen in het secundair onderwijs in de EU bereikte in 2023 geen basisniveau van digitale vaardigheden. (Bron)</text:p>
            <text:p text:style-name="P24">96% van de 15-jarigen in de EU gebruikte in 2022 dagelijks sociale media. (Bron)</text:p>
            <text:p text:style-name="P24">9-12% van de leerlingen van 11-15 jaar rapporteerde problematisch gebruik van sociale media in 2022. (Bron)</text:p>
            <text:p text:style-name="P24">14%-16% van de leerlingen van 11-15 jaar gaf aan in 2022 ten minste twee keer in een periode van twee maanden slachtoffer te zijn geweest van cyberpesten. (Bron)</text:p>
          </table:table-cell>
          <table:table-cell table:style-name="Tabel2.A1" office:value-type="string">
            <text:p text:style-name="P24">56% van de volwassenen in de EU beschikte in 2023 over ten minste digitale basisvaardigheden. (Bron)</text:p>
            <text:p text:style-name="P24">70% van de volwassenen die internet gebruiken, had in 2024 digitale interactie met overheidsdiensten. (Bron)</text:p>
            <text:p text:style-name="P24">58% van de volwassenen gebruikte in 2022 internet om informatie over gezondheid te zoeken. (Bron)</text:p>
            <text:p text:style-name="P24">49% van de volwassenen meldde in 2023 onjuiste of twijfelachtige inhoud te hebben gezien op sociale media of nieuwswebsites. (Bron)</text:p>
          </table:table-cell>
          <table:table-cell table:style-name="Tabel2.A1" office:value-type="string">
            <text:p text:style-name="P24">92% van de werknemers in de EU gebruikte in 2024-2025 digitale apparaten, tools of apparatuur om hun werk te doen. (Bron)</text:p>
            <text:p text:style-name="P24">35% van de werknemers in de EU moest in 2020-2021 nieuwe digitale technologie leren om hun werk te kunnen doen (Bron).</text:p>
            <text:p text:style-name="P24">30% van de werknemers in de EU gebruikte AI-systemen op het werk in 2024-2025. (Bron)</text:p>
            <text:p text:style-name="P24">42% van de werknemers in 11 Europese landen rapporteerde in 2024 een kloof in AI-vaardigheden. (Bron)</text:p>
          </table:table-cell>
        </table:table-row>
      </table:table>
      <text:p text:style-name="P2" loext:marker-style-name="T38"/>
      <text:p text:style-name="Standard" loext:marker-style-name="T39"><text:span text:style-name="T39">Figuur 1 illustreert enkele implicaties van digitale technologieën voor digitale competentie bij kinderen en jongeren, volwassenen in het algemeen en werknemers, aan de hand van een selectie van statistisch bewijs uit recente enquêtes.</text:span></text:p>
      <text:p text:style-name="P25" loext:marker-style-name="T40"><text:bookmark text:name="1.2_European_initiatives_to_support_digi"/></text:p>
      <text:h text:style-name="P26" text:outline-level="2">Europese initiatieven ter ondersteuning van digitale competentie</text:h>
      <text:p text:style-name="Standard">In beleid en initiatieven worden 'digitale vaardigheden' en 'digitale competentie' vaak door elkaar gebruikt. In DigComp 3.0 wordt de term 'digitale competentie' gebruikt om kennis, vaardigheden en houdingen te omvatten.</text:p>
      <text:p text:style-name="Standard">In reactie op de digitale transformatie en de gevolgen daarvan voor de digitale economie en samenleving, onderneemt de EU een reeks acties en initiatieven. Kader 1 schetst enkele van de belangrijkste.</text:p>
      <text:p text:style-name="P2" loext:marker-style-name="T38"><text:bookmark text:name="Box_1._Some_key_European_policy_initiati"/><text:bookmark text:name="_bookmark8"/></text:p>
      <text:p text:style-name="P2">Kader 1. Enkele belangrijke Europese beleidsinitiatieven met betrekking tot digitale competentie.</text:p>
      <text:p text:style-name="Standard">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Standard">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Standard">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Standard">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Standard">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Standard">De verordening cyberweerbaarheid (2024) beschermt individuele consumenten en bedrijven die software- of hardwareproducten kopen. Het voert verplichte cybersecurity-eisen in voor de aanbieders van deze producten. De digitalemarktenverordening (DMA) (2022) geeft consumenten nieuwe 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Standard">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Standard">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4" loext:marker-style-name="T2"/>
      <text:h text:style-name="P9" text:outline-level="2">Adoptie en gebruik van DigComp</text:h>
      <text:p text:style-name="P27">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5" loext:marker-style-name="T40"><text:bookmark text:name="1.4_Values_and_principles_guiding_DigCom"/></text:p>
      <text:h text:style-name="P26" text:outline-level="2">Waarden en principes die richting geven aan DigComp 3.0</text:h>
      <text:p text:style-name="Standard">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identificeren en de ontwikkeling ervan te ondersteune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4" loext:marker-style-name="T2"/>
      <text:p text:style-name="Standard">Figuur 2. De zes thema's van de Europese verklaring over digitale rechten en beginselen (2023).</text:p>
      <text:list text:style-name="WWNum3">
        <text:list-item>
          <text:p text:style-name="P30">Mensen centraal: Digitale technologieën moeten de rechten van mensen beschermen, de democratie ondersteunen en ervoor zorgen dat alle digitale actoren verantwoordelijk en veilig handelen. De EU promoot deze waarden over de hele wereld.</text:p>
        </text:list-item>
        <text:list-item>
          <text:p text:style-name="P30">Solidariteit en inclusie: Technologie moet mensen verenigen, niet verdelen. Iedereen moet toegang hebben tot internet, tot digitale vaardigheden, tot digitale overheidsdiensten en tot eerlijke arbeidsomstandigheden.</text:p>
        </text:list-item>
        <text:list-item>
          <text:p text:style-name="P30">Vrijheid van keuze: Mensen moeten kunnen profiteren van een eerlijke online omgeving, veilig zijn voor illegale en schadelijke inhoud, en in hun kracht worden gezet wanneer ze interageren met nieuwe en evoluerende technologieën zoals kunstmatige intelligentie.</text:p>
        </text:list-item>
        <text:list-item>
          <text:p text:style-name="P30">Participatie: Burgers moeten kunnen deelnemen aan het democratische proces op alle niveaus en controle hebben over hun eigen gegevens.</text:p>
        </text:list-item>
        <text:list-item>
          <text:p text:style-name="P30">Veiligheid en beveiliging: De digitale omgeving moet veilig en betrouwbaar zijn. Alle gebruikers, van kind tot op hoge leeftijd, moeten worden gesterkt en beschermd.</text:p>
        </text:list-item>
        <text:list-item>
          <text:p text:style-name="P30">Duurzaamheid: Digitale apparaten moeten duurzaamheid en de groene transitie ondersteunen. Mensen moeten weten wat de milieu-impact en het energieverbruik van hun apparaten zijn.</text:p>
        </text:list-item>
      </text:list>
      <text:p text:style-name="P31"><text:span text:style-name="T53">Bron:</text:span><text:span text:style-name="T54"> </text:span><text:span text:style-name="T53">Gebaseerd</text:span><text:span text:style-name="T55"> </text:span><text:span text:style-name="T53">op</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3.0 (figuur 3). Deze werden geïdentificeerd op basis van beleids- en academische literatuur en overleg met experts en belanghebbenden en zijn holistisch ingebed in de inhoud en het ontwerp van het raamwerk.</text:p>
      <text:p text:style-name="P33"/>
      <text:p text:style-name="Standard"><text:bookmark text:name="Figure_3._Content_and_application_themes"/><text:soft-page-break/><text:span text:style-name="T59">Figuur</text:span><text:span text:style-name="T60"> </text:span><text:span text:style-name="T59">3. </text:span><text:span text:style-name="T2">Inhouds- en toepassings-</text:span><text:span text:style-name="T61"> </text:span><text:span text:style-name="T2">thema's die richting geven aan DigComp 3.0 </text:span><text:span text:style-name="T62">ontwikkeling.</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Inhoudsthema's</text:span><text:span text:style-name="T64"/></text:p>
          </table:table-cell>
        </table:table-row>
        <table:table-row table:style-name="Tabel3.2">
          <table:table-cell table:style-name="Tabel3.A1" office:value-type="string">
            <text:p text:style-name="P24">Kunstmatig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e rechten, keuze en verantwoordelijkheden</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Toepassingsthema'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Bron: Eigen bewerking door JRC.</text:p>
      <text:p text:style-name="P2" loext:marker-style-name="T38"/>
      <text:p text:style-name="Standard" loext:marker-style-name="T39"><text:span text:style-name="T39">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4.</text:span><text:span text:style-name="T66"> </text:span><text:span text:style-name="T2">DigComp</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voor</text:span><text:span text:style-name="T61"> </text:span><text:span text:style-name="T62">implementatie.</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aan de bewoordingen van de vijf competentiegebieden en 21 competenties om de huidige technologische trends te weerspiegelen.</text:p>
              </text:list-item>
              <text:list-item>
                <text:p text:style-name="P42">Een nieuwe algemene beschrijving van beheersingsniveaus (Basis, Gevorderd, Geavanceerd en Zeer geavanceerd) die aan de vorige versie kunnen worden gekoppeld, en nieuwe en herziene competentiebeschrijv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Bron: eigen bewerking JRC</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 3.0 is niet-voorschrijvend en moet worden aangepast aan specifieke toepassingen en behoeften.</text:p>
        <text:p text:style-name="Standard"/>
        <text:p text:style-name="Standard">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el 1 beschrijft de componenten van DigComp 3.0 en hun doeleinden: definitie van digitale competentie, competentiegebieden, competenties, niveaus van bekwaamheid en leerresultaten.</text:span><text:span text:style-name="T39"/></text:p>
        <text:p text:style-name="P33"/>
        <text:p text:style-name="P47"><text:bookmark text:name="Table_1._Components_of_the_DigComp_3.0_f"/><text:span text:style-name="T59">Tabel</text:span><text:span text:style-name="T65"> </text:span><text:span text:style-name="T59">1.</text:span><text:span text:style-name="T60"> </text:span><text:span text:style-name="T2">Componenten</text:span><text:span text:style-name="T61"> </text:span><text:span text:style-name="T2">van</text:span><text:span text:style-name="T61"> </text:span><text:span text:style-name="T2">de</text:span><text:span text:style-name="T61"> </text:span><text:span text:style-name="T2">DigComp</text:span><text:span text:style-name="T61"> </text:span><text:span text:style-name="T2">3.0</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s</text:p>
            </table:table-cell>
            <table:table-cell table:style-name="Tabel5.A1" office:value-type="string">
              <text:p text:style-name="P24">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49">Bron: Eigen bewerking door JRC.</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ties worden gedefinieerd als een combinatie van kennis, vaardigheden en houdingen, waarbij:</text:p>
        <text:list text:style-name="WWNum7">
          <text:list-item>
            <text:p text:style-name="P52" loext:marker-style-name="T39"><text:span text:style-name="T39">Kennis bestaat uit de feiten en cijfers, concepten, ideeën en theorieën die reeds vaststaan en het begrip van een bepaald gebied of onderwerp ondersteunen;</text:span><text:span text:style-name="T39"/></text:p>
          </text:list-item>
          <text:list-item>
            <text:p text:style-name="P53" loext:marker-style-name="T39"><text:span text:style-name="T39">Vaardigheden worden gedefinieerd als de bekwaamheid en capaciteit om processen uit te voeren en de bestaande kennis te gebruiken om resultaten te bereiken; en</text:span><text:span text:style-name="T39"/></text:p>
          </text:list-item>
          <text:list-item>
            <text:p text:style-name="P54" loext:marker-style-name="T39"><text:span text:style-name="T39">Houdingen (attitudes) beschrijven de instelling en denkwijzen om te handelen of te reageren op ideeën, personen of situatie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tie</text:span><text:span text:style-name="T74"> </text:span><text:span text:style-name="T2">gebied</text:span><text:span text:style-name="T75"> </text:span><text:span text:style-name="T2">en</text:span><text:span text:style-name="T74"> </text:span><text:span text:style-name="T2">competentie</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voeg tabel 2 in]</text:p>
      <text:p text:style-name="Standard"/>
      <text:p text:style-name="Standard">Bron: Eigen bewerking door JRC.</text:p>
      <text:h text:style-name="P59" text:outline-level="2">Beheersingsniveaus</text:h>
      <text:h text:style-name="Heading_20_3" text:outline-level="3">PROFICIENCY</text:h>
      <text:h text:style-name="Heading_20_3" text:outline-level="3">BESCHRIJVINGEN VAN BEHEERSINGSNIVEAUS</text:h>
      <text:p text:style-name="Standard" loext:marker-style-name="T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Standard"/>
      <text:p text:style-name="Standard" loext:marker-style-name="T39"><text:span text:style-name="T39">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span text:style-name="T39"/></text:p>
      <text:p text:style-name="P60"/>
      <text:p text:style-name="P61">Sectie 3 laat zien hoe de vier beheersingsniveaus eruitzien voor elk van de competenties via specifieke Competentieverklaringen. Er zijn 362 competentiebeschrijvingen: 27% (97) op Basisniveau, 28% (103) op Gemiddeld niveau, 25% (89) op Geavanceerd niveau en 20% (73) op Zeer Geavanceerd niveau.</text:p>
      <text:p text:style-name="P62" loext:marker-style-name="T2"/>
      <text:p text:style-name="Standard">Tabel 3. DigComp 3.0 beschrijvingen en doeleinden van beheersingsniveaus.</text:p>
      <text:p text:style-name="P47"/>
      <text:p text:style-name="Standard">[voeg tabel 3 in]</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Bron: Eigen bewerking door JRC.</text:p>
      <text:p text:style-name="P64"/>
      <text:section text:style-name="Sect1" text:name="Sectie1">
        <text:p text:style-name="P65" loext:marker-style-name="T59"><text:bookmark text:name="_bookmark17"/><text:bookmark text:name="Box_2._Guiding_notes_and_definitions_rel"/></text:p>
        <text:p text:style-name="P66">Kader 2. Richtlijnen en definities met betrekking tot DigComp 3.0 beheersingsniveaus.</text:p>
        <text:p text:style-name="Standard">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Standard">Een taak is een specifieke activiteit waarbij digitale technologieën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Standard">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Bron: Eigen bewerking door JRC.</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0">De kenmerken van de DigComp 3.0-leerdoelen, praktische overwegingen voor het gebruik ervan en de volledige set DigComp 3.0-leerdoelen zelf zijn te vinden in Bijlage 2.</text:p>
        <text:p text:style-name="P71">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2">Sectie 3 laat de competentiebeschrijvingen zien voor elke competentie en elk bekwaamheidsniveau (zie ook sectie 2.4). De competentiebeschrijv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ën. In DigComp 3.0 wordt AI gepresenteerd als één digitale technologie te midden van een reeks digitale technologieën, terwijl de focus op de digitale competenties zelf blijft liggen.</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Standard"/>
        <text:p text:style-name="Standard">Kader 3 geeft meer informatie over de betekenis van AI-expliciet en AI-impliciet in DigComp 3.0.</text:p>
        <text:p text:style-name="P73"/>
        <text:p text:style-name="Standard">Kader 3. Expliciete en impliciete AI-competentie in DigComp 3.0.</text:p>
        <text:p text:style-name="Standard">DigComp 3.0 maakt in de competentiebeschrijvingen en de leerresultaten onderscheid tussen AI-expliciete en AI-impliciete competenties. Van de 362 competentiebeschrijv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ën dan AI of die inherent 'menselijk' zijn en eigenschappen vereisen zoals keuze, voorkeuren of situationeel oordeel.</text:p>
        <text:p text:style-name="Standard">De AI-labeling van competentiebeschrijvingen in sectie 3 en leerresultaten in bijlage 2 als AI-expliciet of AI-impliciet is uitsluitend bedoeld als een algemene leidraad.</text:p>
        <text:p text:style-name="Standard">AI-expliciet of [AI-E] betekent dat AI-systemen expliciet relevant zijn voor die competentie. Ondertussen is AI-impliciet of [AI-I] van toepassing op competenties om een of meer van de volgende vier redenen. De competentiebeschrijving of het leerresultaat zou:</text:p>
        <text:list text:style-name="WWNum14">
          <text:list-item>
            <text:p text:style-name="P74">Het gebruik van AI-systemen als een van de verschillende beschikbare digitale technologieën inhouden. Voorbeeld (zie sectie 3, competentiebeschrijv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4">Het gebruik van een digitale technologie inhouden waarin AI-systeemfunctionaliteit is ingebed. Voorbeeld (zie sectie 3, competentiebeschrijv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4">Betrekking hebben op een begrip van hoe AI-systemen werken. Voorbeeld (zie sectie 3, competentiebeschrijv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4">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vergadering vereist en als het onderwerp van de vergadering gevoelig is, moeten privacyoverwegingen in acht worden genomen.</text:p>
          </text:list-item>
        </text:list>
        <text:p text:style-name="Standard">Bron: Eigen bewerking door JRC.</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e DigComp 3.0 gelezen moet worden</text:h>
        <text:p text:style-name="Standard">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Standard"/>
        <text:p text:style-name="Standard">Figuur 6. Hoe DigComp 3.0 te lezen.</text:p>
        <text:p text:style-name="P19" loext:marker-style-name="T4"/>
        <text:p text:style-name="P19">[figuur 6 invoegen]</text:p>
        <text:p text:style-name="P76" loext:marker-style-name="T53"/>
        <text:p text:style-name="Standard">Bron: Eigen bewerking door JRC.</text:p>
        <text:p text:style-name="Standard"/>
      </text:section>
      <text:h text:style-name="P77" text:outline-level="1">DigComp 3.0</text:h>
      <text:p text:style-name="Standard"/>
      <text:p text:style-name="Standard">[voeg DigComp 3.docx in]</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Acronyms.docx invoegen]</text:p>
      <text:p text:style-name="Standard"/>
      <text:h text:style-name="P86" text:outline-level="1">WOORDENLIJST VAN TERMEN EN DEFINITIES</text:h>
      <text:p text:style-name="P17" loext:marker-style-name="T2"/>
      <text:p text:style-name="Text_20_body" loext:marker-style-name="T2"><text:span text:style-name="T2">[Voeg Glossarium.docx in]</text:span><text:span text:style-name="T2"/></text:p>
      <text:p text:style-name="P87" loext:marker-style-name="T2"/>
      <text:p text:style-name="P17" loext:marker-style-name="T2"/>
      <text:h text:style-name="Heading_20_1" text:outline-level="1">BIJLAGEN</text:h>
      <text:h text:style-name="P9" text:outline-level="2">Bijlage 1: Vergelijking van DigComp 2.2 en DigComp 3.0</text:h>
      <text:p text:style-name="Standard">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heersingsniveaus van DigComp 3.0 aan de versie met acht niveaus (tabel A3).</text:p>
      <text:p text:style-name="P88"/>
      <text:p text:style-name="P89" loext:marker-style-name="T82"><text:bookmark text:name="Table_A1._A_comparison_of_the_components"/><text:span text:style-name="T59">Tabel</text:span><text:span text:style-name="T83"> </text:span><text:span text:style-name="T59">A1.</text:span><text:span text:style-name="T60"> </text:span><text:span text:style-name="T2">A</text:span><text:span text:style-name="T61"> </text:span><text:span text:style-name="T2">vergelijking van</text:span><text:span text:style-name="T61"> </text:span><text:span text:style-name="T2">de</text:span><text:span text:style-name="T61"> </text:span><text:span text:style-name="T2">componenten van</text:span><text:span text:style-name="T61"> </text:span><text:span text:style-name="T2">DigComp</text:span><text:span text:style-name="T61"> </text:span><text:span text:style-name="T2">2.2 en</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s</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korte algemene beschrijvingen van bekwaamheden op vier niveaus (Basis, Gemiddeld, Geavanceerd en Zeer Geavanceerd) opgenomen in tabel 3. Competentieverklaringen in sectie 3, die laten zien hoe de beheersing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en</text:p>
          </table:table-cell>
          <table:table-cell table:style-name="Tabel6.B8" office:value-type="string">
            <text:p text:style-name="P95">Nieuw in DigComp 3.0 en bestaande uit korte verklaringen voor elk van de 21 competenties op elk van de vier beheersingsniveaus . Sectie 2.4 introduceert de competentiebeschrijvingen en sectie 3 toont de competentiebeschrijv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heersingsniveaus .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Bron: Eigen bewerking door JRC.</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el</text:span><text:span text:style-name="T60"> </text:span><text:span text:style-name="T59">A2.</text:span><text:span text:style-name="T88"> </text:span><text:span text:style-name="T2">Gedetailleerde</text:span><text:span text:style-name="T61"> </text:span><text:span text:style-name="T2">beschrijving van wijzigingen</text:span><text:span text:style-name="T61"> </text:span><text:span text:style-name="T2">aangebracht in competentie-</text:span><text:span text:style-name="T61"> </text:span><text:span text:style-name="T2">gebieden en competenties</text:span><text:span text:style-name="T61"> </text:span><text:span text:style-name="T2">in DigComp</text:span><text:span text:style-name="T61"> </text:span><text:span text:style-name="T2">3.0 vergeleken met</text:span><text:span text:style-name="T61"> </text:span><text:span text:style-name="T2">DigComp 2.2, samen</text:span><text:span text:style-name="T61"> </text:span><text:span text:style-name="T2">met rationale -</text:span><text:span text:style-name="T61"> </text:span><text:span text:style-name="T2">Verwijderingen zijn </text:span><text:span text:style-name="T89">in</text:span> <text:span text:style-name="T90">doorhalingen</text:span><text:span text:style-name="T2">;</text:span><text:span text:style-name="T91"> </text:span><text:span text:style-name="T2">toevoegingen zijn</text:span><text:span text:style-name="T61"> </text:span><text:span text:style-name="T92">onderstreept</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Bron: Eigen bewerking door JRC.</text:p>
      <text:section text:style-name="Sect1" text:name="Sectie4">
        <text:p text:style-name="P115" loext:marker-style-name="T9"/>
        <text:p text:style-name="P116">Tabel A3 laat zien hoe de beheersing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3"/>
        <text:p text:style-name="P117">Tabel A3: Relatie tussen de vier beheersing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1</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Op een gemiddeld niveau identificeren en voeren individuen zelfstandig duidelijk omschreven taken uit en lossen ze duidelijk omschreven problemen op.</text:p>
            </table:table-cell>
            <table:table-cell table:style-name="Tabel7.A1" office:value-type="string">
              <text:p text:style-name="P24">Aan de onderkant van het gemiddelde niveau tonen individuen enige autonomie om duidelijk omschreven taken te identificeren en uit te voeren en duidelijk 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duidelijk omschreven taken uit en lossen ze duidelijk omschreven problemen op.</text:p>
            </table:table-cell>
            <table:covered-table-cell table:style-name="Tabel7.A1"/>
          </table:table-row>
          <table:table-row table:style-name="Tabel7.6">
            <table:table-cell table:style-name="Tabel7.A1" table:number-rows-spanned="2" office:value-type="string">
              <text:p text:style-name="P24">Geavanceer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duidelijk omschreven taken en houden ze zich bezig met sommige complexe taken. Ze identificeren situaties waarin benaderingen moeten worden aangepast, en begeleiden anderen bij duidelijk 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Op het hoogste niveau van 'Zeer Gevorderd' geven individuen leiding aan en begeleiden ze anderen bij het ontwikkelen van oplossingen voor zeer complexe of gespecialiseerde problemen.</text:p>
            </table:table-cell>
            <table:covered-table-cell table:style-name="Tabel7.A1"/>
          </table:table-row>
        </table:table>
        <text:p text:style-name="Standard">Bron: eigen bewerking JRC.</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 KENMERKEN</text:h>
        <text:p text:style-name="P120">Elk leerresultaat van DigComp 3.0 volgt dezelfde structuur: werkwoord(en) gevolgd door een object. Zie tabel A4 voor enkele voorbeelden.</text:p>
        <text:p text:style-name="P121"><text:bookmark text:name="Table_A4:_Examples_of_learning_outcome_s"/><text:span text:style-name="T59">Tabel</text:span><text:span text:style-name="T65"> </text:span><text:span text:style-name="T59">A4:</text:span><text:span text:style-name="T95"> </text:span><text:span text:style-name="T2">Voorbeelden</text:span><text:span text:style-name="T62"> </text:span><text:span text:style-name="T2">van</text:span><text:span text:style-name="T61"> </text:span><text:span text:style-name="T2">leer-</text:span><text:span text:style-name="T61"> </text:span><text:span text:style-name="T2">resultaat-</text:span><text:span text:style-name="T61"> </text:span><text:span text:style-name="T62">beschrijvinge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Voorbeeld</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Doel</text:p>
            </table:table-cell>
            <table:table-cell table:style-name="Tabel8.A1" office:value-type="string">
              <text:p text:style-name="P24">Competenti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Kennis</text:p>
            </table:table-cell>
            <table:table-cell table:style-name="Tabel8.A1" office:value-type="string">
              <text:p text:style-name="P24">Beschrijf informatie of concepten die een individu moet begrijpen en toepassen.</text:p>
            </table:table-cell>
            <table:table-cell table:style-name="Tabel8.A1" office:value-type="string">
              <text:p text:style-name="P24">2.6 Beheren van digitale identiteit</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Vaardigheden</text:p>
            </table:table-cell>
            <table:table-cell table:style-name="Tabel8.A1" office:value-type="string">
              <text:p text:style-name="P24">Beschrijf de processen waarmee een individu een specifieke taak kan voltooien.</text:p>
            </table:table-cell>
            <table:table-cell table:style-name="Tabel8.A1" office:value-type="string">
              <text:p text:style-name="P24">1.1 Browsen, zoeken en filteren van informatie en inhoud</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Richt de aandacht van het individu op een manier die zelfverzekerd, kritisch en verantwoord gebruik van digitale technologieën mogelijk maakt.</text:p>
            </table:table-cell>
            <table:table-cell table:style-name="Tabel8.A1" office:value-type="string">
              <text:p text:style-name="P24">3.2 Integreren en herformuleren van digitale inhoud</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Bron: Eigen bewerking door JRC.</text:p>
        <text:p text:style-name="P124" loext:marker-style-name="T9"/>
        <text:p text:style-name="P125" loext:marker-style-name="T38"/>
        <text:p text:style-name="P38">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el</text:span><text:span text:style-name="T95"> </text:span><text:span text:style-name="T59">A5:</text:span><text:span text:style-name="T97"> </text:span><text:span text:style-name="T2">Voorbeelden</text:span><text:span text:style-name="T89"> </text:span><text:span text:style-name="T2">van</text:span><text:span text:style-name="T89"> </text:span><text:span text:style-name="T2">werkwoorden</text:span><text:span text:style-name="T89"> </text:span><text:span text:style-name="T2">gebruikt</text:span><text:span text:style-name="T89"> </text:span><text:span text:style-name="T2">voor</text:span><text:span text:style-name="T89"> </text:span><text:span text:style-name="T2">leer</text:span><text:span text:style-name="T89"> </text:span><text:span text:style-name="T2">resultaten</text:span><text:span text:style-name="T89"> </text:span><text:span text:style-name="T2">beschrijving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duidelijk 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Bron: Eigen bewerking door JRC.</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e leerdoelen van DigComp 3.0 zijn elk gekoppeld aan een vaardigheidsniveau (Basis, Gemiddeld, Gevorderd, Zeer Gevorderd) en zijn gegroepeerd op competentie en of ze betrekking hebben op kennis, vaardigheid of houding. Ze zijn elk gelabeld als AI-expliciet, AI-impliciet of noch AI-expliciet noch AI-impliciet, wat slechts als algemene richtlijn dient. Zie paragraaf 2.6 voor meer informatie over de interpretatie van de AI-labels.</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heersingsniveaus .</text:p>
        <text:p text:style-name="Standard">De leerresultaten zijn relatief evenwichtig verdeeld over Kennis (42%, 217) en Vaardigheden (38%, 199), met een lager percentage gerelateerd aan Houdingen (20%, 107).</text:p>
        <text:p text:style-name="Standard">Elk leerresultaat heeft een uniek ID. Het ID begint met 'LO' om het te onderscheiden van de competentiebeschrijvingen in sectie 3 (die beginnen met 'CS') en bevat het competentienummer. De ID's van de 21 leerresultaten voor competentie 1.1 zijn bijvoorbeeld LO1.1.01 tot LO1.1.21.</text:p>
        <text:p text:style-name="Standard">De nummering van de competentiebeschrijvingen (Sectie 3) en de leerresultaten (in deze bijlage) komt niet overeen, aangezien er meer leerresultaten zijn dan competentiebeschrijvingen. Bijvoorbeeld, de inhoud van CS1.1.08 komt niet overeen met LO1.1.08.</text:p>
        <text:p text:style-name="Standard">Bron: Eigen bewerking door JRC.</text:p>
      </text:section>
      <text:h text:style-name="P133" text:outline-level="5">A2.3 Leerresultaten</text:h>
      <text:p text:style-name="Standard">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resultaten.</text:span><text:span text:style-name="T82"> </text:span><text:span text:style-name="T2">Het</text:span><text:span text:style-name="T82"> </text:span><text:span text:style-name="T2">biedt</text:span><text:span text:style-name="T82"> </text:span><text:span text:style-name="T2">concrete</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van</text:span><text:span text:style-name="T82"> </text:span><text:span text:style-name="T2">bestaande</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2024c)</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Test</text:span><text:span text:style-name="T107"> </text:span><text:span text:style-name="T104">Commissie</text:span><text:span text:style-name="T107"> </text:span><text:span text:style-name="T104">en</text:span><text:span text:style-name="T107"> </text:span><text:span text:style-name="T104">Vereniging</text:span><text:span text:style-name="T107"> </text:span><text:span text:style-name="T104">van</text:span><text:span text:style-name="T107"> </text:span><text:span text:style-name="T104">Test</text:span><text:span text:style-name="T107"> </text:span><text:span text:style-name="T104">Uitgev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en</text:span><text:span text:style-name="T61"> </text:span><text:span text:style-name="T2">best</text:span><text:span text:style-name="T61"> </text:span><text:span text:style-name="T2">practices</text:span><text:span text:style-name="T61"> </text:span><text:span text:style-name="T2">voor</text:span><text:span text:style-name="T61"> </text:span><text:span text:style-name="T109">he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Bron: Eigen bewerking door JRC.</text:p>
      <text:h text:style-name="P138" text:outline-level="2">A2.3 LEERRESULTATEN</text:h>
      <text:p text:style-name="P139"><text:span text:style-name="T96">Leer</text:span><text:span text:style-name="T112"> </text:span><text:span text:style-name="T96">uitkomsten</text:span><text:span text:style-name="T113"> </text:span><text:span text:style-name="T96">zijn</text:span><text:span text:style-name="T112"> </text:span><text:span text:style-name="T96">ook</text:span><text:span text:style-name="T113"> </text:span><text:span text:style-name="T96">beschikbaar</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als</text:span><text:span text:style-name="T113"> </text:span><text:span text:style-name="T96">een</text:span><text:span text:style-name="T112"> </text:span><text:span text:style-name="T96">gelinkte</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at</text:span><text:span text:style-name="T113"> </text:span><text:span text:style-name="T96">op</text:span><text:span text:style-name="T113"> </text:span><text:span text:style-name="T96">de</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Voeg Leerresultaten.docx in]</text:p>
      <text:p text:style-name="Standard"/>
      <text:section text:style-name="Sect1" text:name="Sectie6">
        <text:p text:style-name="P25" loext:marker-style-name="T40"><text:bookmark text:name="_bookmark55"/><text:bookmark text:name="Annex_3:_Phases_in_the_development_of_Di"/></text:p>
        <text:h text:style-name="P26" text:outline-level="2">Bijlage 3: Fasen in de ontwikkeling van DigComp 3.0</text:h>
        <text:p text:style-name="P140">De ontwikkeling van DigComp 3.0 vond plaats in vier fasen. Veel mensen hebben in elke fase bijgedragen aan het werk en staan vermeld in de dankbetuigingen.</text:p>
        <text:p text:style-name="P140"/>
        <text:h text:style-name="Heading_20_3" text:outline-level="3">FASE 1: EERSTE VERKENNING</text:h>
        <text:p text:style-name="P141">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identificeren van algemene richtingen voor de DigComp 3.0-update voor bespreking met experts in fase 2.</text:p>
        <text:h text:style-name="P142" text:outline-level="4">FASE 1.1: DIGCOMP-INZENDIN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3"><text:soft-page-break/></text:p>
        <text:p text:style-name="P147">De inhoud van de inzendingen die als 'redelijk relevant' en 'enigszins relevant' waren beoordeeld, werd vervolgens vergeleken met de dataset met leerdoelen. Wanneer een belangrijk concept of een belangrijke vaardigheid niet in de dataset met leerdoelen was opgenomen, maar wel relevant was om te vermelden, werd een leerdoel geformuleerd. Dit resulteerde in de toevoeging van 43 leerdoelverklaringen aan de dataset, die op dat moment bestond uit 2.917 leerdoelverklaringen, ingedeeld naar competentiegebied, competentie en vaardigheidsniveau.</text:p>
        <text:p text:style-name="P73"/>
        <text:p text:style-name="P148">De volgende stap was om ervoor te zorgen dat beheersing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heersingsniveaus ,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De output van fase 1 bestond uit een ontwerp-set van 565 leerresultaten, vergezeld van een document waarin wordt beschreven hoe ze zijn opgesteld en enkele initiële voorstellen voor DigComp 3.0-prioriteiten.</text:p>
      </text:section>
      <text:p text:style-name="P155" loext:marker-style-name="T2"/>
      <text:p text:style-name="Standard" loext:marker-style-name="T82"><text:bookmark text:name="Table_A6._Illustrative_examples_of_sourc"/><text:span text:style-name="T59">Tabel</text:span><text:span text:style-name="T83"> </text:span><text:span text:style-name="T59">A6.</text:span><text:span text:style-name="T60"> </text:span><text:span text:style-name="T2">Illustratieve</text:span><text:span text:style-name="T61"> </text:span><text:span text:style-name="T2">voorbeelden van</text:span><text:span text:style-name="T61"> </text:span><text:span text:style-name="T2">bronnen</text:span><text:span text:style-name="T61"> </text:span><text:span text:style-name="T2">geraadpleegd tijdens</text:span><text:span text:style-name="T61"> </text:span><text:span text:style-name="T2">de</text:span><text:span text:style-name="T61"> </text:span><text:span text:style-name="T2">ontwikkeling van</text:span><text:span text:style-name="T61"> </text:span><text:span text:style-name="T2">DigComp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Beschrijving en relevantie voor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e Oostenrijkse bewerking, DigComp 2.3 AT – Gebied 0 (Grondbeginselen, Toegang en Digitaal Begrip) – diende als leidraad voor de behandeling van basis digitale vaardigheden in DigComp 3.0.</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 (2019)</text:span></text:a></text:p>
          </table:table-cell>
          <table:table-cell table:style-name="Tabel10.B2" office:value-type="string">
            <text:p text:style-name="P156" loext:marker-style-name="T121"><text:span text:style-name="T122">Basis 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als leidraad voor de inhoud van competenties 1.2, 2.5, 2.6, 4.2 en 4.3.</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evaardigheidsgroep (2021)</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Het raamwerk van de Media and Information Literacy Alliance (MILA) is gebaseerd op vijf levenslange doelen (geïnformeerd, zelfredzaam, gezond, sociaal bewust en verbonden zijn). Begeleide behandeling van 1.2, 2.1, 2.2, 2.6 en 4.2.</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het ontwikkelen van vaardigheden om digitale technologie te gebruiken voor leven en leren. Het HERMMES-curriculum helpt kinderen en jongeren om digitaal weerbaar en mediabewust te worden. Het curriculum voor 12-15-jarigen en 15-18-jarigen is gebruikt in DigComp 3.0. </text:span><text:soft-page-break/><text:span text:style-name="T122">Gap-analyse, met name 4.3 en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Overzichtsstudie van 24 onderzoeken naar de impact van socialemediagebruik op de geestelijke gezondheid en het welzijn van adolescenten. De analyse bevestigt de noodzaak van een alomvattende beschouwing van de relatie tussen socialemediagebruik en de gevolgen voor de geestelijke gezondheid en het welzijn. Dit houdt in dat individuele demografische en psychosociale kenmerken, individuele gebruikspatronen (tijd besteed, gebruiksduur, motivatie tot gebruik) en de inhoud en het ontwerp van het platform allemaal relevant zijn bij het bestuderen van de relatie tussen socialemediagebruik en de gevolgen voor de geestelijke gezondheid en het welzijn. Begeleide behandeling van competentie 4.3.</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gebaseerd op 43 artikelen. Overmatige schermtijd werd geassocieerd met een verhoogd risico op obesitas en andere cardiometabole risicofactoren, mentale gezondheidsproblemen, ongezonde voedingsgewoonten en eetstoornissen, en problemen in de ontwikkeling en de ouder-kindrelatie. Slaap, lichamelijke activiteit, gezichtsvermogen, hoofdpijn en de mus</text:span><text:soft-page-break/><text:span text:style-name="T122">ook het bewegingsapparaat werd negatief beïnvloed. De effecten variëren echter afhankelijk van het type medium en de manier waarop deze media werden gebruikt. Begeleide behandeling van competenti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FASE 2: WERK MET EXPERTS</text:h>
      <text:p text:style-name="P166">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3"/>
      <text:h text:style-name="P142" text:outline-level="4">FASE 2.1: STAP 1 (JUNI-DECEMBER 2024)</text:h>
      <text:p text:style-name="P88"/>
      <text:p text:style-name="P167">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heersingsniveaus . Experts adviseerden een sterkere focus in de leerresultaten op ethische en mensgerichte aspecten.</text:p>
      <text:p text:style-name="P143"/>
      <text:p text:style-name="P168">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heersingsniveaus met een focus op vier in plaats van acht niveaus; de systematische integratie van AI; en een voorstel voor een nieuw element, 'leerdoelen', die zich tussen de algemene beschrijvingen van beheersingsniveaus en leerresultaten in zouden bevinde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het laatste deel van stap 1 hebben ICF-Europe en Riina Vuorikari een intern samenvattend rapport opgesteld met opties en aanbevelingen voor de volgende ontwikkelingsstappen. Aanbevelingen waren onder meer:</text:p>
      <text:list text:style-name="WWNum16">
        <text:list-item>
          <text:p text:style-name="P172">Zorgen dat alle relevante digitale technologische ontwikkelingen en regelgeving zijn opgenomen.</text:p>
        </text:list-item>
        <text:list-item>
          <text:p text:style-name="P172">Het verduidelijken van de positie en het doel van de 'leerdoelen' in het raamwerk.</text:p>
        </text:list-item>
        <text:list-item>
          <text:p text:style-name="P172">Ervoor zorgen dat de betekenis van 'Basis' in lijn is met de vorige versie van DigComp en het onderscheid tussen het bekwaamheidsniveau 'Zeer Geavanceerd' en ICT-specialisten verder verduidelijken.</text:p>
        </text:list-item>
        <text:list-item>
          <text:p text:style-name="P172">Verdere verfijningen aanbrengen in de formulering van de competentiegebieden en competenties.</text:p>
        </text:list-item>
        <text:list-item>
          <text:p text:style-name="P172">Ervoor zorgen dat AI volledig vertegenwoordigd is in het hele raamwerk (inclusief wat al in DigComp 2.2 stond).</text:p>
        </text:list-item>
        <text:list-item>
          <text:p text:style-name="P172">Het gebruik van terminologie die consistent is met eerdere versies.</text:p>
        </text:list-item>
        <text:list-item>
          <text:p text:style-name="P172">Belanghebbenden de kans geven om al het conceptmateriaal te beoordelen.</text:p>
        </text:list-item>
        <text:list-item>
          <text:p text:style-name="P172">Het ontwikkelen van ondersteunings- of begeleidingsmateriaal voor DigComp 3.0.</text:p>
        </text:list-item>
      </text:list>
      <text:p text:style-name="P173"/>
      <text:h text:style-name="P142" text:outline-level="4">FASE 2.2: STAP 2 (JANUARI-JUNI 2025)</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beschrijv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4"><text:soft-page-break/></text:p>
      <text:h text:style-name="Heading_20_3" text:outline-level="3">FASE 3: RAADPLEGING VAN BELANGHEBBENDEN</text:h>
      <text:p text:style-name="Standard">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5">DOELSTELLINGEN, OPZET EN DEELNEMERS</text:p>
      <text:p text:style-name="Standard">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6">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6">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6">Een optionele diepgaande beoordeling van de competentiespecifieke beheersingsniveaus , de voorgestelde wijze van weergave van AI voor elke competentie en de leerresultaten, eveneens verzonden naar alle geregistreerde deelnemers en open tot 30 april.</text:p>
        </text:list-item>
      </text:list>
      <text:p text:style-name="P177"/>
      <text:p text:style-name="Standard">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3"/>
      <text:p text:style-name="Standard">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Standard"/>
      <text:p text:style-name="Standard">Ongeveer twee vijfde van de belanghebbenden vertegenwoordigde nationale perspectieven (37%), terwijl 44% werkzaam was op Europees (22%) of internationaal (22%) niveau. De rest was werkzaam op regionaal (11%) of lokaal niveau (8%).</text:p>
      <text:p text:style-name="Standard"/>
      <text:p text:style-name="Standard">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Standard"/>
      <text:p text:style-name="Standard">De meeste belanghebbenden (70%) hadden DigComp al eerder gebruikt en 15% had deelgenomen aan de DigComp 2.2-update.</text:p>
      <text:p text:style-name="P151"/>
      <text:p text:style-name="P178">FEEDBACK</text:p>
      <text:p text:style-name="P179"/>
      <text:p text:style-name="Standard">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Standard"/>
      <text:p text:style-name="Standard">Over het algemeen boden belanghebbenden sterke steun voor de geïdentificeerde prioritaire thema's, de benadering van AI-competentie, de beheersingsniveaus en de publicatieplannen van het JRC. Er was ook veel bijval voor de nieuwe leerresultaten – 90% van de belanghebbenden was het erover eens dat deze waarde toevoegen.</text:p>
      <text:p text:style-name="Standard"/>
      <text:p text:style-name="Standard">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Standard"/>
      <text:p text:style-name="Standard">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Standard">3.0 verder verfijnd moesten worden. Dit punt is in fase 4 uitvoerig behandeld.</text:p>
      <text:p text:style-name="Standard"/>
      <text:p text:style-name="Standard">Bekwaamheidsniveaus: De algemene steun voor de voorgestelde nieuwe beheersing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Standard">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raamwerk; en begeleidende documentatie.</text:p>
      <text:p text:style-name="Standard">Er was weinig belangstelling voor een gedrukte versie van het raamwerk. Discussies tijdens de validatieworkshop (fase 4) bevestigden deze standpunten.</text:p>
      <text:p text:style-name="Standard"/>
      <text:p text:style-name="Standard">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Standard"/>
      <text:h text:style-name="Heading_20_3" text:outline-level="3">FASE 4: VALIDATIE VAN HET RAAMWERK</text:h>
      <text:p text:style-name="Standard">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identificeren van de laatste stappen die nodig waren voor de publicatie.</text:p>
      <text:p text:style-name="Standard"/>
      <text:p text:style-name="Standard">DOELSTELLINGEN, FORMAT EN DEELNEMERS</text:p>
      <text:p text:style-name="Standard"/>
      <text:p text:style-name="Standard">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Standard">Op de middag van 17 juni kregen de deelnemers een overzicht van de voorstellen voor de DigComp 3.0-update en een beschrijving van de manier waarop de feedback van belanghebbenden was verwerkt.</text:p>
      <text:p text:style-name="Standard"/>
      <text:p text:style-name="Standard">Op de ochtend van 18 juni verdeelden de deelnemers zich in vier werkgroepen en namen ze deel aan twee discussies van 90 minuten:</text:p>
      <text:p text:style-name="Standard">Sessie 1: Deelnemers bespraken de beheersingsniveaus ;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Standard">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beschrijvingen en leerresultaten, en het verzamelen van suggesties om het gepubliceerde raamwerk gebruiksvriendelijk te maken, gezien de complexiteit van de wijzigingen en de toevoeging van leerresultaten.</text:p>
      <text:p text:style-name="Standard"/>
      <text:p text:style-name="Standard">Op de middag van 18 juni brachten de werkgroepen plenair verslag uit over de discussies. Vertegenwoordigers van de directoraten-generaal en de DigComp-expertpool gaven ook plenair commentaar.</text:p>
      <text:p text:style-name="Standard"/>
      <text:h text:style-name="Heading_20_3" text:outline-level="3">ACTIVITEITEN NA DE VALIDATIE</text:h>
      <text:p text:style-name="Standard">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heersingsniveaus , leerresultaten en AI-integratie. Voor elk thema werden acties geïdentificeerd en uitgevoerd tijdens de afronding van DigComp 3.0.</text:p>
      <text:h text:style-name="P180" text:outline-level="1">Contact opnemen met de EU</text:h>
      <text:p text:style-name="Standard">Contact opnemen met de EU</text:p>
      <text:p text:style-name="P4">In persoon</text:p>
      <text:p text:style-name="Standard"><text:span text:style-name="T2">Overal</text:span><text:span text:style-name="T91"> </text:span><text:span text:style-name="T2">in</text:span><text:span text:style-name="T91"> </text:span><text:span text:style-name="T2">de</text:span><text:span text:style-name="T91"> </text:span><text:span text:style-name="T2">Europese</text:span><text:span text:style-name="T91"> </text:span><text:span text:style-name="T2">Unie</text:span><text:span text:style-name="T91"> </text:span><text:span text:style-name="T2">zijn</text:span><text:span text:style-name="T91"> </text:span><text:span text:style-name="T2">er</text:span><text:span text:style-name="T91"> </text:span><text:span text:style-name="T2">honderden</text:span><text:span text:style-name="T91"> </text:span><text:span text:style-name="T2">van</text:span><text:span text:style-name="T91"> </text:span><text:span text:style-name="T2">Europa</text:span><text:span text:style-name="T91"> </text:span><text:span text:style-name="T2">Direct-</text:span><text:span text:style-name="T91"> </text:span><text:span text:style-name="T2">centra.</text:span><text:span text:style-name="T91"> </text:span><text:span text:style-name="T2">Je</text:span><text:span text:style-name="T91"> </text:span><text:span text:style-name="T2">kunt</text:span><text:span text:style-name="T91"> </text:span><text:span text:style-name="T2">ze vinden</text:span><text:span text:style-name="T91"> </text:span><text:span text:style-name="T2">de</text:span><text:span text:style-name="T91"> </text:span><text:span text:style-name="T2">adressen</text:span><text:span text:style-name="T91"> </text:span><text:span text:style-name="T2">van</text:span><text:span text:style-name="T91"> </text:span><text:span text:style-name="T2">de</text:span><text:span text:style-name="T91"> </text:span><text:span text:style-name="T2">centra</text:span><text:span text:style-name="T91"> </text:span><text:span text:style-name="T2">het dichtst</text:span><text:span text:style-name="T91"> </text:span><text:span text:style-name="T2">bij jou</text:span><text:span text:style-name="T91"> </text:span><text:span text:style-name="T2">online vinden</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Je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he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Informatie over de EU is te vinden</text:p>
      <text:p text:style-name="P132">Online</text:p>
      <text:p text:style-name="Standard"><text:span text:style-name="T2">Informatie</text:span><text:span text:style-name="T91"> </text:span><text:span text:style-name="T2">over</text:span><text:span text:style-name="T91"> </text:span><text:span text:style-name="T2">de</text:span><text:span text:style-name="T62"> </text:span><text:span text:style-name="T2">Europese</text:span><text:span text:style-name="T91"> </text:span><text:span text:style-name="T2">Unie</text:span><text:span text:style-name="T62"> </text:span><text:span text:style-name="T2">in</text:span><text:span text:style-name="T91"> </text:span><text:span text:style-name="T2">al</text:span><text:span text:style-name="T91"> </text:span><text:span text:style-name="T2">de</text:span><text:span text:style-name="T62"> </text:span><text:span text:style-name="T2">officiële</text:span><text:span text:style-name="T91"> </text:span><text:span text:style-name="T2">talen</text:span><text:span text:style-name="T62"> </text:span><text:span text:style-name="T2">van</text:span><text:span text:style-name="T91"> </text:span><text:span text:style-name="T2">de</text:span><text:span text:style-name="T62"> </text:span><text:span text:style-name="T2">EU</text:span><text:span text:style-name="T91"> </text:span><text:span text:style-name="T2">is</text:span><text:span text:style-name="T91"> </text:span><text:span text:style-name="T2">beschikbaar</text:span><text:span text:style-name="T62"> </text:span><text:span text:style-name="T2">op</text:span><text:span text:style-name="T91"> </text:span><text:span text:style-name="T2">d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publicaties</text:p>
      <text:p text:style-name="Standard"><text:span text:style-name="T2">Je</text:span><text:span text:style-name="T91"> </text:span><text:span text:style-name="T2">kunt</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via</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van</text:span><text:span text:style-name="T91"> </text:span><text:span text:style-name="T2">gratis</text:span><text:span text:style-name="T91"> </text:span><text:span text:style-name="T2">publicaties</text:span><text:span text:style-name="T91"> </text:span><text:span text:style-name="T2">kunnen</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 op te nemen met</text:span><text:span text:style-name="T91"> </text:span><text:span text:style-name="T2">Europa</text:span><text:span text:style-name="T91"> </text:span><text:span text:style-name="T2">Direct</text:span><text:span text:style-name="T91"> </text:span><text:span text:style-name="T2">of</text:span><text:span text:style-name="T91"> </text:span><text:span text:style-name="T2">je</text:span><text:span text:style-name="T91"> </text:span><text:span text:style-name="T2">lokaal documentatiecentrum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wetgeving en gerelateerde documenten</text:p>
      <text:p text:style-name="Standard"><text:span text:style-name="T2">Voor</text:span><text:span text:style-name="T91"> </text:span><text:span text:style-name="T2">about</text:span><text:span text:style-name="T62"> </text:span><text:span text:style-name="T2">tot</text:span><text:span text:style-name="T62"> </text:span><text:span text:style-name="T2">juridische</text:span><text:span text:style-name="T62"> </text:span><text:span text:style-name="T2">informatie</text:span><text:span text:style-name="T62"> </text:span><text:span text:style-name="T2">van</text:span><text:span text:style-name="T91"> </text:span><text:span text:style-name="T2">de</text:span><text:span text:style-name="T62"> </text:span><text:span text:style-name="T2">EU,</text:span><text:span text:style-name="T62"> </text:span><text:span text:style-name="T2">met inbegrip van</text:span><text:span text:style-name="T62"> </text:span><text:span text:style-name="T2">alle</text:span><text:span text:style-name="T62"> </text:span><text:span text:style-name="T2">EU</text:span><text:span text:style-name="T62"> </text:span><text:span text:style-name="T2">wetgeving</text:span><text:span text:style-name="T91"> </text:span><text:span text:style-name="T2">sinds</text:span><text:span text:style-name="T62"> </text:span><text:span text:style-name="T2">1951</text:span><text:span text:style-name="T62"> </text:span><text:span text:style-name="T2">in</text:span><text:span text:style-name="T62"> </text:span><text:span text:style-name="T2">al</text:span><text:span text:style-name="T62"> </text:span><text:span text:style-name="T2">de</text:span><text:span text:style-name="T62"> </text:span><text:span text:style-name="T2">officiële</text:span><text:span text:style-name="T91"> </text:span><text:span text:style-name="T2">taal-</text:span><text:span text:style-name="T62"> </text:span><text:span text:style-name="T2">versies,</text:span><text:span text:style-name="T62"> </text:span><text:span text:style-name="T2">ga</text:span><text:span text:style-name="T62"> </text:span><text:span text:style-name="T2">naar</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portaal</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toegang</text:span><text:span text:style-name="T91"> </text:span><text:span text:style-name="T2">tot</text:span><text:span text:style-name="T91"> </text:span><text:span text:style-name="T2">open</text:span><text:span text:style-name="T91"> </text:span><text:span text:style-name="T2">datasets</text:span><text:span text:style-name="T91"> </text:span><text:span text:style-name="T2">van</text:span><text:span text:style-name="T91"> </text:span><text:span text:style-name="T2">de</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kunnen</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voor</text:span><text:span text:style-name="T91"> </text:span><text:span text:style-name="T2">gratis,</text:span><text:span text:style-name="T91"> </text:span><text:span text:style-name="T2">voor</text:span><text:span text:style-name="T91"> </text:span><text:span text:style-name="T2">zowel</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